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5ab14" officeooo:paragraph-rsid="0015ab14" style:font-weight-asian="bold" style:font-weight-complex="bold"/>
    </style:style>
    <style:style style:name="P3" style:family="paragraph" style:parent-style-name="Standard">
      <style:text-properties fo:font-weight="bold" officeooo:paragraph-rsid="0015ab14" style:font-weight-asian="bold" style:font-weight-complex="bold"/>
    </style:style>
    <style:style style:name="P4" style:family="paragraph" style:parent-style-name="Standard">
      <style:text-properties fo:font-weight="normal" officeooo:rsid="0015ab14" officeooo:paragraph-rsid="0015ab14" style:font-weight-asian="normal" style:font-weight-complex="normal"/>
    </style:style>
    <style:style style:name="P5" style:family="paragraph" style:parent-style-name="Standard">
      <style:text-properties fo:font-weight="normal" officeooo:rsid="0016689c" officeooo:paragraph-rsid="0016689c" style:font-weight-asian="normal" style:font-weight-complex="normal"/>
    </style:style>
    <style:style style:name="P6" style:family="paragraph" style:parent-style-name="Standard">
      <style:text-properties fo:font-weight="normal" officeooo:rsid="00176c1d" officeooo:paragraph-rsid="00176c1d" style:font-weight-asian="normal" style:font-weight-complex="normal"/>
    </style:style>
    <style:style style:name="P7" style:family="paragraph" style:parent-style-name="Standard">
      <style:text-properties fo:font-weight="normal" officeooo:rsid="00179c9f" officeooo:paragraph-rsid="00179c9f" style:font-weight-asian="normal" style:font-weight-complex="normal"/>
    </style:style>
    <style:style style:name="P8" style:family="paragraph" style:parent-style-name="Standard">
      <style:text-properties officeooo:paragraph-rsid="0016689c"/>
    </style:style>
    <style:style style:name="P9" style:family="paragraph" style:parent-style-name="Standard">
      <style:text-properties officeooo:paragraph-rsid="00179c9f"/>
    </style:style>
    <style:style style:name="P10" style:family="paragraph" style:parent-style-name="Standard">
      <style:paragraph-properties fo:break-before="page"/>
      <style:text-properties fo:font-weight="bold" officeooo:rsid="0015ab14" officeooo:paragraph-rsid="0015ab14" style:font-weight-asian="bold" style:font-weight-complex="bold"/>
    </style:style>
    <style:style style:name="T1" style:family="text">
      <style:text-properties fo:font-weight="normal" officeooo:rsid="0016689c" style:font-weight-asian="normal" style:font-weight-complex="normal"/>
    </style:style>
    <style:style style:name="T2" style:family="text">
      <style:text-properties fo:font-weight="normal" officeooo:rsid="001756fb" style:font-weight-asian="normal" style:font-weight-complex="normal"/>
    </style:style>
    <style:style style:name="T3" style:family="text">
      <style:text-properties fo:font-weight="normal" officeooo:rsid="00179c9f" style:font-weight-asian="normal" style:font-weight-complex="normal"/>
    </style:style>
    <style:style style:name="T4" style:family="text">
      <style:text-properties fo:font-weight="normal" officeooo:rsid="0018e2aa" style:font-weight-asian="normal" style:font-weight-complex="normal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officeooo:rsid="0018e2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gunta 1. Explica cual es el propósito de contratar una VPN.</text:p>
      <text:p text:style-name="P4">Poder estar en una xarxa sense haver d estar connectat fisicament, amb tots els avantatges que comporta estar en una xarxa. Crear una WAN.</text:p>
      <text:p text:style-name="P3"/>
      <text:p text:style-name="P2"/>
      <text:p text:style-name="P2">Pregunta 2. Define y explica los principales parámetros de tráfico. Idem para los parámetros de</text:p>
      <text:p text:style-name="P2">calidad de servicio.</text:p>
      <text:p text:style-name="P4">CIR: velocitat mitjana de transmissió.</text:p>
      <text:p text:style-name="P4">EIR: velocitat mitjana en exces respecte el cir.</text:p>
      <text:p text:style-name="P4">CBS: tamany maxim a transmetre en una unitat de temps.</text:p>
      <text:p text:style-name="P4">EBS: exces de burst.</text:p>
      <text:p text:style-name="P4"/>
      <text:p text:style-name="P4">Packet delay</text:p>
      <text:p text:style-name="P4">Jitter: variacio del delay</text:p>
      <text:p text:style-name="P4">Packet losses</text:p>
      <text:p text:style-name="P2"/>
      <text:p text:style-name="P2">Pregunta 3. ¿Cómo funciona el enrutamiento por MPLS? ¿Qué funcionalidades tiene la etiqueta</text:p>
      <text:p text:style-name="P2">MPLS?</text:p>
      <text:p text:style-name="P5">Els paquets arriben al router d entrada de la xarxa MPLS <text:span text:style-name="T5">i </text:span>segons la destinacio se li assigna una etiqueta. Dins d aquesta xarxa els paquets son enrutats per etiquetes, no per direccions. A cada router es canvia la etiqueta del paquet depenent per la interficie que ha arribat I per la que ha de sortir, I pel numero anterior de etiqueta. Un cop surt de la xarxa MPLS es restableix l enrutament original.</text:p>
      <text:p text:style-name="P5"/>
      <text:p text:style-name="P2">Pregunta 4. Explica en qué consiste el servicio EtherLAN de MetroEthernet y las diferencias entre un servicio EPLan (Ethernet Private LAN) y uno EVPLan (Ethernet Virtual Private LAN).</text:p>
      <text:p text:style-name="P5">El servei MetroEthernet es oferit per algunes isp perque la configuracio de bgp es dificil, llavors aquestes ofereixen fer arribar el transit fins a elles mitjançant ethernet.</text:p>
      <text:p text:style-name="P6">ELAN ofereix connexio multipoint a multipoint.</text:p>
      <text:p text:style-name="P8"><text:span text:style-name="T1">EPL</text:span><text:span text:style-name="T2">an</text:span><text:span text:style-name="T1"> ens ofereix tenir nomes una c</text:span><text:span text:style-name="T2">onnexio.</text:span></text:p>
      <text:p text:style-name="P8"><text:span text:style-name="T1">EVPL</text:span><text:span text:style-name="T2">an </text:span><text:span text:style-name="T1">ens permet tenir mes de una c</text:span><text:span text:style-name="T2">onnexio.</text:span></text:p>
      <text:p text:style-name="P5"/>
      <text:p text:style-name="P2">Pregunta 5. Explica en qué consiste el servicio EtherLine de MetroEthernet y las diferencias entre un servicio EPL (Ethernet Private Line) y uno EVPL (Ethernet Virtual Private Line).</text:p>
      <text:p text:style-name="P6">Eline: point to point</text:p>
      <text:p text:style-name="P6">EPL permet nomes una connexio, per tant una vlan.</text:p>
      <text:p text:style-name="P6">EVPLpermet mes de una connexio, per tant mes de una vlan.</text:p>
      <text:p text:style-name="P2"/>
      <text:p text:style-name="P2">Pregunta 6. Explica la diferencia entre un servicio EPL (Ether Private Line) y uno EVPL (Ether Virtual Private Line).</text:p>
      <text:p text:style-name="P7">La hem respos a dalt.</text:p>
      <text:p text:style-name="P7"/>
      <text:p text:style-name="P2">Pregunta 7. Explica cómo se usan las comunidades extendidas en una VPN MPLS-BGP.</text:p>
      <text:p text:style-name="P7">Usando las direcciones vpn-ipv4. Esta se forma con 8B de RD + 4B de direccion ip.</text:p>
      <text:p text:style-name="P2"/>
      <text:p text:style-name="P2"/>
      <text:p text:style-name="P10">Pregunta 8. Explica como se estructuran las direcciones VPN-IPv4, explicando las distintos tipos de direcciones que se pueden generar. Explica como las usa y para qué BGPv4.</text:p>
      <text:p text:style-name="P7">Son 8 bytes de Rd mes 4B de la adreça ipv4.</text:p>
      <text:p text:style-name="P9"><text:span text:style-name="T3">El Rd es pot formar a</text:span><text:span text:style-name="T4">mb</text:span><text:span text:style-name="T3"> tres tipus, ……</text:span></text:p>
      <text:p text:style-name="P9"><text:span text:style-name="T3"/></text:p>
      <text:p text:style-name="P2"/>
      <text:p text:style-name="P2">Pregunta 9. Explica cómo se crea una VPN MPLS-BGP entre las sedes Site-1 y Site-2. Explica</text:p>
      <text:p text:style-name="P2">también el proceso de envío de un paquete IP entre el Site-1 y el Site-2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1-10T17:33:53.116985946</meta:creation-date>
    <dc:date>2021-01-11T10:45:07.559729843</dc:date>
    <meta:editing-duration>PT16H18M50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2" meta:paragraph-count="32" meta:word-count="435" meta:character-count="2542" meta:non-whitespace-character-count="2139"/>
  </office:meta>
</office:document-meta>
</file>